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6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 style:data-style-name="N61">
      <style:table-cell-properties style:text-align-source="fix" style:repeat-content="false" fo:border="non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6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4" office:value-type="string" calcext:value-type="string">
            <text:p>Burbuja</text:p>
          </table:table-cell>
          <table:table-cell table:style-name="ce1" office:value-type="string" calcext:value-type="string">
            <text:p>Inserción</text:p>
          </table:table-cell>
          <table:table-cell table:style-name="ce7" office:value-type="string" calcext:value-type="string">
            <text:p>Selección</text:p>
          </table:table-cell>
          <table:table-cell/>
          <table:table-cell table:style-name="ce10" office:value-type="string" calcext:value-type="string">
            <text:p>Tamañ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Quicksort</text:p>
          </table:table-cell>
          <table:table-cell table:style-name="ce1" office:value-type="string" calcext:value-type="string">
            <text:p>Heapsort</text:p>
          </table:table-cell>
          <table:table-cell/>
          <table:table-cell table:style-name="ce10" office:value-type="string" calcext:value-type="string">
            <text:p>Tamaño</text:p>
          </table:table-cell>
          <table:table-cell table:style-name="ce1" office:value-type="string" calcext:value-type="string">
            <text:p>Floyd</text:p>
          </table:table-cell>
          <table:table-cell table:style-name="ce13"/>
          <table:table-cell table:style-name="ce10" office:value-type="string" calcext:value-type="string">
            <text:p>Tamaño</text:p>
          </table:table-cell>
          <table:table-cell table:style-name="ce1" office:value-type="string" calcext:value-type="string">
            <text:p>Hanoi</text:p>
          </table:table-cell>
          <table:table-cell table:style-name="ce1" office:value-type="string" calcext:value-type="string">
            <text:p>Hanoi -O1</text:p>
          </table:table-cell>
          <table:table-cell table:style-name="ce1" office:value-type="string" calcext:value-type="string">
            <text:p>Hanoi -O2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0.001311" calcext:value-type="float">
            <text:p>0,001311</text:p>
          </table:table-cell>
          <table:table-cell table:style-name="ce2" office:value-type="float" office:value="0.001092" calcext:value-type="float">
            <text:p>0,001092</text:p>
          </table:table-cell>
          <table:table-cell table:style-name="ce8" office:value-type="float" office:value="0.00035719" calcext:value-type="float">
            <text:p>0,0003571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000118155" calcext:value-type="float">
            <text:p>0,000118155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0.000109" calcext:value-type="float">
            <text:p>0,000109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12" office:value-type="float" office:value="0.000255" calcext:value-type="float">
            <text:p>2,55E-04</text:p>
          </table:table-cell>
          <table:table-cell table:style-name="ce14"/>
          <table:table-cell table:style-name="ce2" office:value-type="float" office:value="5" calcext:value-type="float">
            <text:p>5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6" office:value-type="float" office:value="0.000003" calcext:value-type="float">
            <text:p>3,00E-06</text:p>
          </table:table-cell>
          <table:table-cell table:style-name="ce20" office:value-type="float" office:value="0.000002" calcext:value-type="float">
            <text:p>2,00E-06</text:p>
          </table:table-cell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0.007047" calcext:value-type="float">
            <text:p>0,007047</text:p>
          </table:table-cell>
          <table:table-cell table:style-name="ce2" office:value-type="float" office:value="0.003372" calcext:value-type="float">
            <text:p>0,003372</text:p>
          </table:table-cell>
          <table:table-cell table:style-name="ce8" office:value-type="float" office:value="0.00261264" calcext:value-type="float">
            <text:p>0,00261264</text:p>
          </table:table-cell>
          <table:table-cell/>
          <table:table-cell office:value-type="float" office:value="401000" calcext:value-type="float">
            <text:p>401000</text:p>
          </table:table-cell>
          <table:table-cell office:value-type="float" office:value="0.088325" calcext:value-type="float">
            <text:p>0,088325</text:p>
          </table:table-cell>
          <table:table-cell office:value-type="float" office:value="0.05352" calcext:value-type="float">
            <text:p>0,05352</text:p>
          </table:table-cell>
          <table:table-cell office:value-type="float" office:value="0.078204" calcext:value-type="float">
            <text:p>0,07820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0309" calcext:value-type="float">
            <text:p>0,00309</text:p>
          </table:table-cell>
          <table:table-cell table:style-name="ce15"/>
          <table:table-cell table:style-name="ce2" office:value-type="float" office:value="6" calcext:value-type="float">
            <text:p>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7" office:value-type="float" office:value="0.000004" calcext:value-type="float">
            <text:p>4,00E-06</text:p>
          </table:table-cell>
          <table:table-cell table:style-name="ce21" office:value-type="float" office:value="0.000002" calcext:value-type="float">
            <text:p>2,00E-06</text:p>
          </table:table-cell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0.017844" calcext:value-type="float">
            <text:p>0,017844</text:p>
          </table:table-cell>
          <table:table-cell table:style-name="ce2" office:value-type="float" office:value="0.007137" calcext:value-type="float">
            <text:p>0,007137</text:p>
          </table:table-cell>
          <table:table-cell table:style-name="ce8" office:value-type="float" office:value="0.007685" calcext:value-type="float">
            <text:p>0,007685</text:p>
          </table:table-cell>
          <table:table-cell/>
          <table:table-cell office:value-type="float" office:value="801000" calcext:value-type="float">
            <text:p>801000</text:p>
          </table:table-cell>
          <table:table-cell office:value-type="float" office:value="0.188027" calcext:value-type="float">
            <text:p>0,188027</text:p>
          </table:table-cell>
          <table:table-cell office:value-type="float" office:value="0.106695" calcext:value-type="float">
            <text:p>0,106695</text:p>
          </table:table-cell>
          <table:table-cell office:value-type="float" office:value="0.170013" calcext:value-type="float">
            <text:p>0,170013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009714" calcext:value-type="float">
            <text:p>0,009714</text:p>
          </table:table-cell>
          <table:table-cell table:style-name="ce15"/>
          <table:table-cell table:style-name="ce2" office:value-type="float" office:value="7" calcext:value-type="float">
            <text:p>7</text:p>
          </table:table-cell>
          <table:table-cell table:style-name="ce12" office:value-type="float" office:value="0.000002" calcext:value-type="float">
            <text:p>2,00E-06</text:p>
          </table:table-cell>
          <table:table-cell table:style-name="ce17" office:value-type="float" office:value="0.000003" calcext:value-type="float">
            <text:p>3,00E-06</text:p>
          </table:table-cell>
          <table:table-cell table:style-name="ce21" office:value-type="float" office:value="0.000002" calcext:value-type="float">
            <text:p>2,00E-06</text:p>
          </table:table-cell>
        </table:table-row>
        <table:table-row table:style-name="ro1">
          <table:table-cell table:style-name="ce2" office:value-type="float" office:value="3500" calcext:value-type="float">
            <text:p>3500</text:p>
          </table:table-cell>
          <table:table-cell table:style-name="ce5" office:value-type="float" office:value="0.022229" calcext:value-type="float">
            <text:p>0,022229</text:p>
          </table:table-cell>
          <table:table-cell table:style-name="ce2" office:value-type="float" office:value="0.013268" calcext:value-type="float">
            <text:p>0,013268</text:p>
          </table:table-cell>
          <table:table-cell table:style-name="ce8" office:value-type="float" office:value="0.016741" calcext:value-type="float">
            <text:p>0,016741</text:p>
          </table:table-cell>
          <table:table-cell/>
          <table:table-cell office:value-type="float" office:value="1201000" calcext:value-type="float">
            <text:p>1201000</text:p>
          </table:table-cell>
          <table:table-cell office:value-type="float" office:value="0.259292" calcext:value-type="float">
            <text:p>0,259292</text:p>
          </table:table-cell>
          <table:table-cell office:value-type="float" office:value="0.166469" calcext:value-type="float">
            <text:p>0,166469</text:p>
          </table:table-cell>
          <table:table-cell office:value-type="float" office:value="0.265585" calcext:value-type="float">
            <text:p>0,265585</text:p>
          </table:table-cell>
          <table:table-cell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0.013252" calcext:value-type="float">
            <text:p>0,013252</text:p>
          </table:table-cell>
          <table:table-cell table:style-name="ce15"/>
          <table:table-cell table:style-name="ce2" office:value-type="float" office:value="8" calcext:value-type="float">
            <text:p>8</text:p>
          </table:table-cell>
          <table:table-cell table:style-name="ce12" office:value-type="float" office:value="0.000002" calcext:value-type="float">
            <text:p>2,00E-06</text:p>
          </table:table-cell>
          <table:table-cell table:style-name="ce17" office:value-type="float" office:value="0.000002" calcext:value-type="float">
            <text:p>2,00E-06</text:p>
          </table:table-cell>
          <table:table-cell table:style-name="ce21" office:value-type="float" office:value="0.000002" calcext:value-type="float">
            <text:p>2,00E-06</text:p>
          </table:table-cell>
        </table:table-row>
        <table:table-row table:style-name="ro1"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0.039783" calcext:value-type="float">
            <text:p>0,039783</text:p>
          </table:table-cell>
          <table:table-cell table:style-name="ce2" office:value-type="float" office:value="0.019037" calcext:value-type="float">
            <text:p>0,019037</text:p>
          </table:table-cell>
          <table:table-cell table:style-name="ce8" office:value-type="float" office:value="0.023002" calcext:value-type="float">
            <text:p>0,023002</text:p>
          </table:table-cell>
          <table:table-cell/>
          <table:table-cell office:value-type="float" office:value="1601000" calcext:value-type="float">
            <text:p>1601000</text:p>
          </table:table-cell>
          <table:table-cell office:value-type="float" office:value="0.380561" calcext:value-type="float">
            <text:p>0,380561</text:p>
          </table:table-cell>
          <table:table-cell office:value-type="float" office:value="0.219734" calcext:value-type="float">
            <text:p>0,219734</text:p>
          </table:table-cell>
          <table:table-cell office:value-type="float" office:value="0.370825" calcext:value-type="float">
            <text:p>0,370825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.023836" calcext:value-type="float">
            <text:p>0,023836</text:p>
          </table:table-cell>
          <table:table-cell table:style-name="ce15"/>
          <table:table-cell table:style-name="ce2" office:value-type="float" office:value="9" calcext:value-type="float">
            <text:p>9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7" office:value-type="float" office:value="0.000004" calcext:value-type="float">
            <text:p>4,00E-06</text:p>
          </table:table-cell>
          <table:table-cell table:style-name="ce21" office:value-type="float" office:value="0.000003" calcext:value-type="float">
            <text:p>3,00E-06</text:p>
          </table:table-cell>
        </table:table-row>
        <table:table-row table:style-name="ro1">
          <table:table-cell table:style-name="ce2" office:value-type="float" office:value="5500" calcext:value-type="float">
            <text:p>5500</text:p>
          </table:table-cell>
          <table:table-cell table:style-name="ce5" office:value-type="float" office:value="0.061048" calcext:value-type="float">
            <text:p>0,061048</text:p>
          </table:table-cell>
          <table:table-cell table:style-name="ce2" office:value-type="float" office:value="0.028616" calcext:value-type="float">
            <text:p>0,028616</text:p>
          </table:table-cell>
          <table:table-cell table:style-name="ce8" office:value-type="float" office:value="0.034087" calcext:value-type="float">
            <text:p>0,034087</text:p>
          </table:table-cell>
          <table:table-cell/>
          <table:table-cell office:value-type="float" office:value="2001000" calcext:value-type="float">
            <text:p>2001000</text:p>
          </table:table-cell>
          <table:table-cell office:value-type="float" office:value="0.427156" calcext:value-type="float">
            <text:p>0,427156</text:p>
          </table:table-cell>
          <table:table-cell office:value-type="float" office:value="0.281037" calcext:value-type="float">
            <text:p>0,281037</text:p>
          </table:table-cell>
          <table:table-cell office:value-type="float" office:value="0.473523" calcext:value-type="float">
            <text:p>0,47352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040295" calcext:value-type="float">
            <text:p>0,040295</text:p>
          </table:table-cell>
          <table:table-cell table:style-name="ce15"/>
          <table:table-cell table:style-name="ce2" office:value-type="float" office:value="10" calcext:value-type="float">
            <text:p>10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7" office:value-type="float" office:value="0.000006" calcext:value-type="float">
            <text:p>6,00E-06</text:p>
          </table:table-cell>
          <table:table-cell table:style-name="ce21" office:value-type="float" office:value="0.000004" calcext:value-type="float">
            <text:p>4,00E-06</text:p>
          </table:table-cell>
        </table:table-row>
        <table:table-row table:style-name="ro1">
          <table:table-cell table:style-name="ce2" office:value-type="float" office:value="6500" calcext:value-type="float">
            <text:p>6500</text:p>
          </table:table-cell>
          <table:table-cell table:style-name="ce5" office:value-type="float" office:value="0.088834" calcext:value-type="float">
            <text:p>0,088834</text:p>
          </table:table-cell>
          <table:table-cell table:style-name="ce2" office:value-type="float" office:value="0.039232" calcext:value-type="float">
            <text:p>0,039232</text:p>
          </table:table-cell>
          <table:table-cell table:style-name="ce8" office:value-type="float" office:value="0.047873" calcext:value-type="float">
            <text:p>0,047873</text:p>
          </table:table-cell>
          <table:table-cell/>
          <table:table-cell office:value-type="float" office:value="2401000" calcext:value-type="float">
            <text:p>2401000</text:p>
          </table:table-cell>
          <table:table-cell office:value-type="float" office:value="0.546385" calcext:value-type="float">
            <text:p>0,546385</text:p>
          </table:table-cell>
          <table:table-cell office:value-type="float" office:value="0.337812" calcext:value-type="float">
            <text:p>0,337812</text:p>
          </table:table-cell>
          <table:table-cell office:value-type="float" office:value="0.58647" calcext:value-type="float">
            <text:p>0,58647</text:p>
          </table:table-cell>
          <table:table-cell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.064654" calcext:value-type="float">
            <text:p>0,064654</text:p>
          </table:table-cell>
          <table:table-cell table:style-name="ce15"/>
          <table:table-cell table:style-name="ce2" office:value-type="float" office:value="11" calcext:value-type="float">
            <text:p>11</text:p>
          </table:table-cell>
          <table:table-cell table:style-name="ce12" office:value-type="float" office:value="0.000013" calcext:value-type="float">
            <text:p>1,30E-05</text:p>
          </table:table-cell>
          <table:table-cell table:style-name="ce17" office:value-type="float" office:value="0.00001" calcext:value-type="float">
            <text:p>1,00E-05</text:p>
          </table:table-cell>
          <table:table-cell table:style-name="ce21" office:value-type="float" office:value="0.000008" calcext:value-type="float">
            <text:p>8,00E-06</text:p>
          </table:table-cell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5" office:value-type="float" office:value="0.121957" calcext:value-type="float">
            <text:p>0,121957</text:p>
          </table:table-cell>
          <table:table-cell table:style-name="ce2" office:value-type="float" office:value="0.053949" calcext:value-type="float">
            <text:p>0,053949</text:p>
          </table:table-cell>
          <table:table-cell table:style-name="ce8" office:value-type="float" office:value="0.063287" calcext:value-type="float">
            <text:p>0,063287</text:p>
          </table:table-cell>
          <table:table-cell/>
          <table:table-cell office:value-type="float" office:value="2801000" calcext:value-type="float">
            <text:p>2801000</text:p>
          </table:table-cell>
          <table:table-cell office:value-type="float" office:value="0.699583" calcext:value-type="float">
            <text:p>0,699583</text:p>
          </table:table-cell>
          <table:table-cell office:value-type="float" office:value="0.397209" calcext:value-type="float">
            <text:p>0,397209</text:p>
          </table:table-cell>
          <table:table-cell office:value-type="float" office:value="0.70904" calcext:value-type="float">
            <text:p>0,70904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.097323" calcext:value-type="float">
            <text:p>0,097323</text:p>
          </table:table-cell>
          <table:table-cell table:style-name="ce15"/>
          <table:table-cell table:style-name="ce2" office:value-type="float" office:value="12" calcext:value-type="float">
            <text:p>12</text:p>
          </table:table-cell>
          <table:table-cell table:style-name="ce12" office:value-type="float" office:value="0.000025" calcext:value-type="float">
            <text:p>2,50E-05</text:p>
          </table:table-cell>
          <table:table-cell table:style-name="ce17" office:value-type="float" office:value="0.000018" calcext:value-type="float">
            <text:p>1,80E-05</text:p>
          </table:table-cell>
          <table:table-cell table:style-name="ce21" office:value-type="float" office:value="0.000015" calcext:value-type="float">
            <text:p>1,50E-05</text:p>
          </table:table-cell>
        </table:table-row>
        <table:table-row table:style-name="ro1">
          <table:table-cell table:style-name="ce2" office:value-type="float" office:value="8500" calcext:value-type="float">
            <text:p>8500</text:p>
          </table:table-cell>
          <table:table-cell table:style-name="ce5" office:value-type="float" office:value="0.16015" calcext:value-type="float">
            <text:p>0,16015</text:p>
          </table:table-cell>
          <table:table-cell table:style-name="ce2" office:value-type="float" office:value="0.067547" calcext:value-type="float">
            <text:p>0,067547</text:p>
          </table:table-cell>
          <table:table-cell table:style-name="ce8" office:value-type="float" office:value="0.081399" calcext:value-type="float">
            <text:p>0,081399</text:p>
          </table:table-cell>
          <table:table-cell/>
          <table:table-cell office:value-type="float" office:value="3201000" calcext:value-type="float">
            <text:p>3201000</text:p>
          </table:table-cell>
          <table:table-cell office:value-type="float" office:value="0.78901" calcext:value-type="float">
            <text:p>0,78901</text:p>
          </table:table-cell>
          <table:table-cell office:value-type="float" office:value="0.461403" calcext:value-type="float">
            <text:p>0,461403</text:p>
          </table:table-cell>
          <table:table-cell office:value-type="float" office:value="0.839178" calcext:value-type="float">
            <text:p>0,839178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0.141312" calcext:value-type="float">
            <text:p>0,141312</text:p>
          </table:table-cell>
          <table:table-cell table:style-name="ce15"/>
          <table:table-cell table:style-name="ce2" office:value-type="float" office:value="13" calcext:value-type="float">
            <text:p>13</text:p>
          </table:table-cell>
          <table:table-cell table:style-name="ce12" office:value-type="float" office:value="0.00005" calcext:value-type="float">
            <text:p>5,00E-05</text:p>
          </table:table-cell>
          <table:table-cell table:style-name="ce17" office:value-type="float" office:value="0.000034" calcext:value-type="float">
            <text:p>3,40E-05</text:p>
          </table:table-cell>
          <table:table-cell table:style-name="ce21" office:value-type="float" office:value="0.000029" calcext:value-type="float">
            <text:p>2,90E-05</text:p>
          </table:table-cell>
        </table:table-row>
        <table:table-row table:style-name="ro1">
          <table:table-cell table:style-name="ce2" office:value-type="float" office:value="9500" calcext:value-type="float">
            <text:p>9500</text:p>
          </table:table-cell>
          <table:table-cell table:style-name="ce5" office:value-type="float" office:value="0.207358" calcext:value-type="float">
            <text:p>0,207358</text:p>
          </table:table-cell>
          <table:table-cell table:style-name="ce2" office:value-type="float" office:value="0.087403" calcext:value-type="float">
            <text:p>0,087403</text:p>
          </table:table-cell>
          <table:table-cell table:style-name="ce8" office:value-type="float" office:value="0.103103" calcext:value-type="float">
            <text:p>0,103103</text:p>
          </table:table-cell>
          <table:table-cell/>
          <table:table-cell office:value-type="float" office:value="3601000" calcext:value-type="float">
            <text:p>3601000</text:p>
          </table:table-cell>
          <table:table-cell office:value-type="float" office:value="0.776646" calcext:value-type="float">
            <text:p>0,776646</text:p>
          </table:table-cell>
          <table:table-cell office:value-type="float" office:value="0.523649" calcext:value-type="float">
            <text:p>0,523649</text:p>
          </table:table-cell>
          <table:table-cell office:value-type="float" office:value="0.965665" calcext:value-type="float">
            <text:p>0,965665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194466" calcext:value-type="float">
            <text:p>0,194466</text:p>
          </table:table-cell>
          <table:table-cell table:style-name="ce15"/>
          <table:table-cell table:style-name="ce2" office:value-type="float" office:value="14" calcext:value-type="float">
            <text:p>14</text:p>
          </table:table-cell>
          <table:table-cell table:style-name="ce12" office:value-type="float" office:value="0.000097" calcext:value-type="float">
            <text:p>9,70E-05</text:p>
          </table:table-cell>
          <table:table-cell table:style-name="ce17" office:value-type="float" office:value="0.000067" calcext:value-type="float">
            <text:p>6,70E-05</text:p>
          </table:table-cell>
          <table:table-cell table:style-name="ce21" office:value-type="float" office:value="0.000054" calcext:value-type="float">
            <text:p>5,40E-05</text:p>
          </table:table-cell>
        </table:table-row>
        <table:table-row table:style-name="ro1">
          <table:table-cell table:style-name="ce2" office:value-type="float" office:value="10500" calcext:value-type="float">
            <text:p>10500</text:p>
          </table:table-cell>
          <table:table-cell table:style-name="ce5" office:value-type="float" office:value="0.25534" calcext:value-type="float">
            <text:p>0,25534</text:p>
          </table:table-cell>
          <table:table-cell table:style-name="ce2" office:value-type="float" office:value="0.103835" calcext:value-type="float">
            <text:p>0,103835</text:p>
          </table:table-cell>
          <table:table-cell table:style-name="ce8" office:value-type="float" office:value="0.125322" calcext:value-type="float">
            <text:p>0,125322</text:p>
          </table:table-cell>
          <table:table-cell/>
          <table:table-cell office:value-type="float" office:value="4001000" calcext:value-type="float">
            <text:p>4001000</text:p>
          </table:table-cell>
          <table:table-cell office:value-type="float" office:value="0.885384" calcext:value-type="float">
            <text:p>0,885384</text:p>
          </table:table-cell>
          <table:table-cell office:value-type="float" office:value="0.579218" calcext:value-type="float">
            <text:p>0,579218</text:p>
          </table:table-cell>
          <table:table-cell office:value-type="float" office:value="1.0977" calcext:value-type="float">
            <text:p>1,0977</text:p>
          </table:table-cell>
          <table:table-cell/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0.258094" calcext:value-type="float">
            <text:p>0,258094</text:p>
          </table:table-cell>
          <table:table-cell table:style-name="ce1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193" calcext:value-type="float">
            <text:p>0,000193</text:p>
          </table:table-cell>
          <table:table-cell table:style-name="ce18" office:value-type="float" office:value="0.000127" calcext:value-type="float">
            <text:p>0,000127</text:p>
          </table:table-cell>
          <table:table-cell table:style-name="ce21" office:value-type="float" office:value="0.000094" calcext:value-type="float">
            <text:p>9,40E-05</text:p>
          </table:table-cell>
        </table:table-row>
        <table:table-row table:style-name="ro1">
          <table:table-cell table:style-name="ce2" office:value-type="float" office:value="11500" calcext:value-type="float">
            <text:p>11500</text:p>
          </table:table-cell>
          <table:table-cell table:style-name="ce5" office:value-type="float" office:value="0.30851" calcext:value-type="float">
            <text:p>0,30851</text:p>
          </table:table-cell>
          <table:table-cell table:style-name="ce2" office:value-type="float" office:value="0.123986" calcext:value-type="float">
            <text:p>0,123986</text:p>
          </table:table-cell>
          <table:table-cell table:style-name="ce8" office:value-type="float" office:value="0.149912" calcext:value-type="float">
            <text:p>0,149912</text:p>
          </table:table-cell>
          <table:table-cell/>
          <table:table-cell office:value-type="float" office:value="4401000" calcext:value-type="float">
            <text:p>4401000</text:p>
          </table:table-cell>
          <table:table-cell office:value-type="float" office:value="0.998976" calcext:value-type="float">
            <text:p>0,998976</text:p>
          </table:table-cell>
          <table:table-cell office:value-type="float" office:value="0.648723" calcext:value-type="float">
            <text:p>0,648723</text:p>
          </table:table-cell>
          <table:table-cell office:value-type="float" office:value="1.23494" calcext:value-type="float">
            <text:p>1,23494</text:p>
          </table:table-cell>
          <table:table-cell/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0.337823" calcext:value-type="float">
            <text:p>0,337823</text:p>
          </table:table-cell>
          <table:table-cell table:style-name="ce1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0386" calcext:value-type="float">
            <text:p>0,000386</text:p>
          </table:table-cell>
          <table:table-cell table:style-name="ce18" office:value-type="float" office:value="0.000255" calcext:value-type="float">
            <text:p>0,000255</text:p>
          </table:table-cell>
          <table:table-cell table:style-name="ce22" office:value-type="float" office:value="0.000188" calcext:value-type="float">
            <text:p>0,000188</text:p>
          </table:table-cell>
        </table:table-row>
        <table:table-row table:style-name="ro1">
          <table:table-cell table:style-name="ce2" office:value-type="float" office:value="12500" calcext:value-type="float">
            <text:p>12500</text:p>
          </table:table-cell>
          <table:table-cell table:style-name="ce5" office:value-type="float" office:value="0.368633" calcext:value-type="float">
            <text:p>0,368633</text:p>
          </table:table-cell>
          <table:table-cell table:style-name="ce2" office:value-type="float" office:value="0.147122" calcext:value-type="float">
            <text:p>0,147122</text:p>
          </table:table-cell>
          <table:table-cell table:style-name="ce8" office:value-type="float" office:value="0.17692" calcext:value-type="float">
            <text:p>0,17692</text:p>
          </table:table-cell>
          <table:table-cell/>
          <table:table-cell office:value-type="float" office:value="4801000" calcext:value-type="float">
            <text:p>4801000</text:p>
          </table:table-cell>
          <table:table-cell office:value-type="float" office:value="1.11561" calcext:value-type="float">
            <text:p>1,11561</text:p>
          </table:table-cell>
          <table:table-cell office:value-type="float" office:value="0.704559" calcext:value-type="float">
            <text:p>0,704559</text:p>
          </table:table-cell>
          <table:table-cell office:value-type="float" office:value="1.37" calcext:value-type="float">
            <text:p>1,37</text:p>
          </table:table-cell>
          <table:table-cell/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0.430337" calcext:value-type="float">
            <text:p>0,430337</text:p>
          </table:table-cell>
          <table:table-cell table:style-name="ce15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000769" calcext:value-type="float">
            <text:p>0,000769</text:p>
          </table:table-cell>
          <table:table-cell table:style-name="ce18" office:value-type="float" office:value="0.000507" calcext:value-type="float">
            <text:p>0,000507</text:p>
          </table:table-cell>
          <table:table-cell table:style-name="ce22" office:value-type="float" office:value="0.000374" calcext:value-type="float">
            <text:p>0,000374</text:p>
          </table:table-cell>
        </table:table-row>
        <table:table-row table:style-name="ro1">
          <table:table-cell table:style-name="ce2" office:value-type="float" office:value="13500" calcext:value-type="float">
            <text:p>13500</text:p>
          </table:table-cell>
          <table:table-cell table:style-name="ce5" office:value-type="float" office:value="0.434771" calcext:value-type="float">
            <text:p>0,434771</text:p>
          </table:table-cell>
          <table:table-cell table:style-name="ce2" office:value-type="float" office:value="0.17068" calcext:value-type="float">
            <text:p>0,17068</text:p>
          </table:table-cell>
          <table:table-cell table:style-name="ce8" office:value-type="float" office:value="0.20509" calcext:value-type="float">
            <text:p>0,20509</text:p>
          </table:table-cell>
          <table:table-cell/>
          <table:table-cell office:value-type="float" office:value="5201000" calcext:value-type="float">
            <text:p>5201000</text:p>
          </table:table-cell>
          <table:table-cell office:value-type="float" office:value="1.23798" calcext:value-type="float">
            <text:p>1,23798</text:p>
          </table:table-cell>
          <table:table-cell office:value-type="float" office:value="0.770336" calcext:value-type="float">
            <text:p>0,770336</text:p>
          </table:table-cell>
          <table:table-cell office:value-type="float" office:value="1.51107" calcext:value-type="float">
            <text:p>1,51107</text:p>
          </table:table-cell>
          <table:table-cell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0.5407" calcext:value-type="float">
            <text:p>0,5407</text:p>
          </table:table-cell>
          <table:table-cell table:style-name="ce15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01537" calcext:value-type="float">
            <text:p>0,001537</text:p>
          </table:table-cell>
          <table:table-cell table:style-name="ce18" office:value-type="float" office:value="0.001025" calcext:value-type="float">
            <text:p>0,001025</text:p>
          </table:table-cell>
          <table:table-cell table:style-name="ce22" office:value-type="float" office:value="0.000689" calcext:value-type="float">
            <text:p>0,000689</text:p>
          </table:table-cell>
        </table:table-row>
        <table:table-row table:style-name="ro1">
          <table:table-cell table:style-name="ce2" office:value-type="float" office:value="14500" calcext:value-type="float">
            <text:p>14500</text:p>
          </table:table-cell>
          <table:table-cell table:style-name="ce5" office:value-type="float" office:value="0.50592" calcext:value-type="float">
            <text:p>0,50592</text:p>
          </table:table-cell>
          <table:table-cell table:style-name="ce2" office:value-type="float" office:value="0.196732" calcext:value-type="float">
            <text:p>0,196732</text:p>
          </table:table-cell>
          <table:table-cell table:style-name="ce8" office:value-type="float" office:value="0.236309" calcext:value-type="float">
            <text:p>0,236309</text:p>
          </table:table-cell>
          <table:table-cell/>
          <table:table-cell office:value-type="float" office:value="5601000" calcext:value-type="float">
            <text:p>5601000</text:p>
          </table:table-cell>
          <table:table-cell office:value-type="float" office:value="1.36945" calcext:value-type="float">
            <text:p>1,36945</text:p>
          </table:table-cell>
          <table:table-cell office:value-type="float" office:value="0.831854" calcext:value-type="float">
            <text:p>0,831854</text:p>
          </table:table-cell>
          <table:table-cell office:value-type="float" office:value="1.64857" calcext:value-type="float">
            <text:p>1,64857</text:p>
          </table:table-cell>
          <table:table-cell/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667034" calcext:value-type="float">
            <text:p>0,667034</text:p>
          </table:table-cell>
          <table:table-cell table:style-name="ce15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003089" calcext:value-type="float">
            <text:p>0,003089</text:p>
          </table:table-cell>
          <table:table-cell table:style-name="ce18" office:value-type="float" office:value="0.002024" calcext:value-type="float">
            <text:p>0,002024</text:p>
          </table:table-cell>
          <table:table-cell table:style-name="ce22" office:value-type="float" office:value="0.001305" calcext:value-type="float">
            <text:p>0,001305</text:p>
          </table:table-cell>
        </table:table-row>
        <table:table-row table:style-name="ro1">
          <table:table-cell table:style-name="ce2" office:value-type="float" office:value="15500" calcext:value-type="float">
            <text:p>15500</text:p>
          </table:table-cell>
          <table:table-cell table:style-name="ce5" office:value-type="float" office:value="0.579439" calcext:value-type="float">
            <text:p>0,579439</text:p>
          </table:table-cell>
          <table:table-cell table:style-name="ce2" office:value-type="float" office:value="0.225098" calcext:value-type="float">
            <text:p>0,225098</text:p>
          </table:table-cell>
          <table:table-cell table:style-name="ce8" office:value-type="float" office:value="0.271882" calcext:value-type="float">
            <text:p>0,271882</text:p>
          </table:table-cell>
          <table:table-cell/>
          <table:table-cell office:value-type="float" office:value="6001000" calcext:value-type="float">
            <text:p>6001000</text:p>
          </table:table-cell>
          <table:table-cell office:value-type="float" office:value="1.4982" calcext:value-type="float">
            <text:p>1,4982</text:p>
          </table:table-cell>
          <table:table-cell office:value-type="float" office:value="0.911785" calcext:value-type="float">
            <text:p>0,911785</text:p>
          </table:table-cell>
          <table:table-cell office:value-type="float" office:value="1.79165" calcext:value-type="float">
            <text:p>1,79165</text:p>
          </table:table-cell>
          <table:table-cell/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0.812562" calcext:value-type="float">
            <text:p>0,812562</text:p>
          </table:table-cell>
          <table:table-cell table:style-name="ce15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005846" calcext:value-type="float">
            <text:p>0,005846</text:p>
          </table:table-cell>
          <table:table-cell table:style-name="ce18" office:value-type="float" office:value="0.004303" calcext:value-type="float">
            <text:p>0,004303</text:p>
          </table:table-cell>
          <table:table-cell table:style-name="ce22" office:value-type="float" office:value="0.002574" calcext:value-type="float">
            <text:p>0,002574</text:p>
          </table:table-cell>
        </table:table-row>
        <table:table-row table:style-name="ro1">
          <table:table-cell table:style-name="ce2" office:value-type="float" office:value="16500" calcext:value-type="float">
            <text:p>16500</text:p>
          </table:table-cell>
          <table:table-cell table:style-name="ce5" office:value-type="float" office:value="0.661685" calcext:value-type="float">
            <text:p>0,661685</text:p>
          </table:table-cell>
          <table:table-cell table:style-name="ce2" office:value-type="float" office:value="0.255474" calcext:value-type="float">
            <text:p>0,255474</text:p>
          </table:table-cell>
          <table:table-cell table:style-name="ce8" office:value-type="float" office:value="0.306598" calcext:value-type="float">
            <text:p>0,306598</text:p>
          </table:table-cell>
          <table:table-cell/>
          <table:table-cell office:value-type="float" office:value="6401000" calcext:value-type="float">
            <text:p>6401000</text:p>
          </table:table-cell>
          <table:table-cell office:value-type="float" office:value="1.65366" calcext:value-type="float">
            <text:p>1,65366</text:p>
          </table:table-cell>
          <table:table-cell office:value-type="float" office:value="0.952609" calcext:value-type="float">
            <text:p>0,952609</text:p>
          </table:table-cell>
          <table:table-cell office:value-type="float" office:value="1.94106" calcext:value-type="float">
            <text:p>1,94106</text:p>
          </table:table-cell>
          <table:table-cell/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0.976406" calcext:value-type="float">
            <text:p>0,976406</text:p>
          </table:table-cell>
          <table:table-cell table:style-name="ce15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0.015505" calcext:value-type="float">
            <text:p>0,015505</text:p>
          </table:table-cell>
          <table:table-cell table:style-name="ce18" office:value-type="float" office:value="0.006797" calcext:value-type="float">
            <text:p>0,006797</text:p>
          </table:table-cell>
          <table:table-cell table:style-name="ce22" office:value-type="float" office:value="0.005194" calcext:value-type="float">
            <text:p>0,005194</text:p>
          </table:table-cell>
        </table:table-row>
        <table:table-row table:style-name="ro1">
          <table:table-cell table:style-name="ce2" office:value-type="float" office:value="17500" calcext:value-type="float">
            <text:p>17500</text:p>
          </table:table-cell>
          <table:table-cell table:style-name="ce5" office:value-type="float" office:value="0.751912" calcext:value-type="float">
            <text:p>0,751912</text:p>
          </table:table-cell>
          <table:table-cell table:style-name="ce2" office:value-type="float" office:value="0.288498" calcext:value-type="float">
            <text:p>0,288498</text:p>
          </table:table-cell>
          <table:table-cell table:style-name="ce8" office:value-type="float" office:value="0.343751" calcext:value-type="float">
            <text:p>0,343751</text:p>
          </table:table-cell>
          <table:table-cell/>
          <table:table-cell office:value-type="float" office:value="6801000" calcext:value-type="float">
            <text:p>6801000</text:p>
          </table:table-cell>
          <table:table-cell office:value-type="float" office:value="1.50561" calcext:value-type="float">
            <text:p>1,50561</text:p>
          </table:table-cell>
          <table:table-cell office:value-type="float" office:value="1.02687" calcext:value-type="float">
            <text:p>1,02687</text:p>
          </table:table-cell>
          <table:table-cell office:value-type="float" office:value="2.09642" calcext:value-type="float">
            <text:p>2,09642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.163" calcext:value-type="float">
            <text:p>1,163</text:p>
          </table:table-cell>
          <table:table-cell table:style-name="ce15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23595" calcext:value-type="float">
            <text:p>0,023595</text:p>
          </table:table-cell>
          <table:table-cell table:style-name="ce18" office:value-type="float" office:value="0.012029" calcext:value-type="float">
            <text:p>0,012029</text:p>
          </table:table-cell>
          <table:table-cell table:style-name="ce22" office:value-type="float" office:value="0.010279" calcext:value-type="float">
            <text:p>0,010279</text:p>
          </table:table-cell>
        </table:table-row>
        <table:table-row table:style-name="ro1">
          <table:table-cell table:style-name="ce2" office:value-type="float" office:value="18500" calcext:value-type="float">
            <text:p>18500</text:p>
          </table:table-cell>
          <table:table-cell table:style-name="ce5" office:value-type="float" office:value="0.841164" calcext:value-type="float">
            <text:p>0,841164</text:p>
          </table:table-cell>
          <table:table-cell table:style-name="ce2" office:value-type="float" office:value="0.319619" calcext:value-type="float">
            <text:p>0,319619</text:p>
          </table:table-cell>
          <table:table-cell table:style-name="ce8" office:value-type="float" office:value="0.384171" calcext:value-type="float">
            <text:p>0,384171</text:p>
          </table:table-cell>
          <table:table-cell/>
          <table:table-cell office:value-type="float" office:value="7201000" calcext:value-type="float">
            <text:p>7201000</text:p>
          </table:table-cell>
          <table:table-cell office:value-type="float" office:value="1.61642" calcext:value-type="float">
            <text:p>1,61642</text:p>
          </table:table-cell>
          <table:table-cell office:value-type="float" office:value="1.09359" calcext:value-type="float">
            <text:p>1,09359</text:p>
          </table:table-cell>
          <table:table-cell office:value-type="float" office:value="2.24099" calcext:value-type="float">
            <text:p>2,24099</text:p>
          </table:table-cell>
          <table:table-cell/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1.36855" calcext:value-type="float">
            <text:p>1,36855</text:p>
          </table:table-cell>
          <table:table-cell table:style-name="ce15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0.046132" calcext:value-type="float">
            <text:p>0,046132</text:p>
          </table:table-cell>
          <table:table-cell table:style-name="ce18" office:value-type="float" office:value="0.023704" calcext:value-type="float">
            <text:p>0,023704</text:p>
          </table:table-cell>
          <table:table-cell table:style-name="ce22" office:value-type="float" office:value="0.017984" calcext:value-type="float">
            <text:p>0,017984</text:p>
          </table:table-cell>
        </table:table-row>
        <table:table-row table:style-name="ro1">
          <table:table-cell table:style-name="ce2" office:value-type="float" office:value="19500" calcext:value-type="float">
            <text:p>19500</text:p>
          </table:table-cell>
          <table:table-cell table:style-name="ce5" office:value-type="float" office:value="0.944326" calcext:value-type="float">
            <text:p>0,944326</text:p>
          </table:table-cell>
          <table:table-cell table:style-name="ce2" office:value-type="float" office:value="0.355745" calcext:value-type="float">
            <text:p>0,355745</text:p>
          </table:table-cell>
          <table:table-cell table:style-name="ce8" office:value-type="float" office:value="0.426748" calcext:value-type="float">
            <text:p>0,426748</text:p>
          </table:table-cell>
          <table:table-cell/>
          <table:table-cell office:value-type="float" office:value="7601000" calcext:value-type="float">
            <text:p>7601000</text:p>
          </table:table-cell>
          <table:table-cell office:value-type="float" office:value="1.73001" calcext:value-type="float">
            <text:p>1,73001</text:p>
          </table:table-cell>
          <table:table-cell office:value-type="float" office:value="1.14948" calcext:value-type="float">
            <text:p>1,14948</text:p>
          </table:table-cell>
          <table:table-cell office:value-type="float" office:value="2.39218" calcext:value-type="float">
            <text:p>2,39218</text:p>
          </table:table-cell>
          <table:table-cell/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1.60272" calcext:value-type="float">
            <text:p>1,60272</text:p>
          </table:table-cell>
          <table:table-cell table:style-name="ce15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0.091187" calcext:value-type="float">
            <text:p>0,091187</text:p>
          </table:table-cell>
          <table:table-cell table:style-name="ce18" office:value-type="float" office:value="0.047535" calcext:value-type="float">
            <text:p>0,047535</text:p>
          </table:table-cell>
          <table:table-cell table:style-name="ce22" office:value-type="float" office:value="0.033402" calcext:value-type="float">
            <text:p>0,033402</text:p>
          </table:table-cell>
        </table:table-row>
        <table:table-row table:style-name="ro1">
          <table:table-cell table:style-name="ce2" office:value-type="float" office:value="20500" calcext:value-type="float">
            <text:p>20500</text:p>
          </table:table-cell>
          <table:table-cell table:style-name="ce5" office:value-type="float" office:value="1.04575" calcext:value-type="float">
            <text:p>1,04575</text:p>
          </table:table-cell>
          <table:table-cell table:style-name="ce2" office:value-type="float" office:value="0.394738" calcext:value-type="float">
            <text:p>0,394738</text:p>
          </table:table-cell>
          <table:table-cell table:style-name="ce8" office:value-type="float" office:value="0.471934" calcext:value-type="float">
            <text:p>0,471934</text:p>
          </table:table-cell>
          <table:table-cell/>
          <table:table-cell office:value-type="float" office:value="8001000" calcext:value-type="float">
            <text:p>8001000</text:p>
          </table:table-cell>
          <table:table-cell office:value-type="float" office:value="1.8434" calcext:value-type="float">
            <text:p>1,8434</text:p>
          </table:table-cell>
          <table:table-cell office:value-type="float" office:value="1.211" calcext:value-type="float">
            <text:p>1,211</text:p>
          </table:table-cell>
          <table:table-cell office:value-type="float" office:value="2.53263" calcext:value-type="float">
            <text:p>2,53263</text:p>
          </table:table-cell>
          <table:table-cell/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1.85235" calcext:value-type="float">
            <text:p>1,85235</text:p>
          </table:table-cell>
          <table:table-cell table:style-name="ce1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181641" calcext:value-type="float">
            <text:p>0,181641</text:p>
          </table:table-cell>
          <table:table-cell table:style-name="ce18" office:value-type="float" office:value="0.094831" calcext:value-type="float">
            <text:p>0,094831</text:p>
          </table:table-cell>
          <table:table-cell table:style-name="ce22" office:value-type="float" office:value="0.06629" calcext:value-type="float">
            <text:p>0,06629</text:p>
          </table:table-cell>
        </table:table-row>
        <table:table-row table:style-name="ro1">
          <table:table-cell table:style-name="ce2" office:value-type="float" office:value="21500" calcext:value-type="float">
            <text:p>21500</text:p>
          </table:table-cell>
          <table:table-cell table:style-name="ce5" office:value-type="float" office:value="1.15543" calcext:value-type="float">
            <text:p>1,15543</text:p>
          </table:table-cell>
          <table:table-cell table:style-name="ce2" office:value-type="float" office:value="0.433908" calcext:value-type="float">
            <text:p>0,433908</text:p>
          </table:table-cell>
          <table:table-cell table:style-name="ce8" office:value-type="float" office:value="0.521653" calcext:value-type="float">
            <text:p>0,521653</text:p>
          </table:table-cell>
          <table:table-cell/>
          <table:table-cell office:value-type="float" office:value="8401000" calcext:value-type="float">
            <text:p>8401000</text:p>
          </table:table-cell>
          <table:table-cell office:value-type="float" office:value="1.96071" calcext:value-type="float">
            <text:p>1,96071</text:p>
          </table:table-cell>
          <table:table-cell office:value-type="float" office:value="1.27463" calcext:value-type="float">
            <text:p>1,27463</text:p>
          </table:table-cell>
          <table:table-cell office:value-type="float" office:value="2.69338" calcext:value-type="float">
            <text:p>2,69338</text:p>
          </table:table-cell>
          <table:table-cell/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.13302" calcext:value-type="float">
            <text:p>2,13302</text:p>
          </table:table-cell>
          <table:table-cell table:style-name="ce15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362962" calcext:value-type="float">
            <text:p>0,362962</text:p>
          </table:table-cell>
          <table:table-cell table:style-name="ce18" office:value-type="float" office:value="0.183495" calcext:value-type="float">
            <text:p>0,183495</text:p>
          </table:table-cell>
          <table:table-cell table:style-name="ce22" office:value-type="float" office:value="0.130661" calcext:value-type="float">
            <text:p>0,130661</text:p>
          </table:table-cell>
        </table:table-row>
        <table:table-row table:style-name="ro1">
          <table:table-cell table:style-name="ce2" office:value-type="float" office:value="22500" calcext:value-type="float">
            <text:p>22500</text:p>
          </table:table-cell>
          <table:table-cell table:style-name="ce5" office:value-type="float" office:value="1.27277" calcext:value-type="float">
            <text:p>1,27277</text:p>
          </table:table-cell>
          <table:table-cell table:style-name="ce2" office:value-type="float" office:value="0.475005" calcext:value-type="float">
            <text:p>0,475005</text:p>
          </table:table-cell>
          <table:table-cell table:style-name="ce8" office:value-type="float" office:value="0.571422" calcext:value-type="float">
            <text:p>0,571422</text:p>
          </table:table-cell>
          <table:table-cell/>
          <table:table-cell office:value-type="float" office:value="8801000" calcext:value-type="float">
            <text:p>8801000</text:p>
          </table:table-cell>
          <table:table-cell office:value-type="float" office:value="2.07867" calcext:value-type="float">
            <text:p>2,07867</text:p>
          </table:table-cell>
          <table:table-cell office:value-type="float" office:value="1.33254" calcext:value-type="float">
            <text:p>1,33254</text:p>
          </table:table-cell>
          <table:table-cell office:value-type="float" office:value="2.8528" calcext:value-type="float">
            <text:p>2,8528</text:p>
          </table:table-cell>
          <table:table-cell/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2.44512" calcext:value-type="float">
            <text:p>2,44512</text:p>
          </table:table-cell>
          <table:table-cell table:style-name="ce1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725599" calcext:value-type="float">
            <text:p>0,725599</text:p>
          </table:table-cell>
          <table:table-cell table:style-name="ce18" office:value-type="float" office:value="0.377845" calcext:value-type="float">
            <text:p>0,377845</text:p>
          </table:table-cell>
          <table:table-cell table:style-name="ce22" office:value-type="float" office:value="0.262774" calcext:value-type="float">
            <text:p>0,262774</text:p>
          </table:table-cell>
        </table:table-row>
        <table:table-row table:style-name="ro1">
          <table:table-cell table:style-name="ce2" office:value-type="float" office:value="23500" calcext:value-type="float">
            <text:p>23500</text:p>
          </table:table-cell>
          <table:table-cell table:style-name="ce5" office:value-type="float" office:value="1.3934" calcext:value-type="float">
            <text:p>1,3934</text:p>
          </table:table-cell>
          <table:table-cell table:style-name="ce2" office:value-type="float" office:value="0.517875" calcext:value-type="float">
            <text:p>0,517875</text:p>
          </table:table-cell>
          <table:table-cell table:style-name="ce8" office:value-type="float" office:value="0.621192" calcext:value-type="float">
            <text:p>0,621192</text:p>
          </table:table-cell>
          <table:table-cell/>
          <table:table-cell office:value-type="float" office:value="9201000" calcext:value-type="float">
            <text:p>9201000</text:p>
          </table:table-cell>
          <table:table-cell office:value-type="float" office:value="2.19567" calcext:value-type="float">
            <text:p>2,19567</text:p>
          </table:table-cell>
          <table:table-cell office:value-type="float" office:value="1.40248" calcext:value-type="float">
            <text:p>1,40248</text:p>
          </table:table-cell>
          <table:table-cell office:value-type="float" office:value="3.00626" calcext:value-type="float">
            <text:p>3,00626</text:p>
          </table:table-cell>
          <table:table-cell/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2.78404" calcext:value-type="float">
            <text:p>2,78404</text:p>
          </table:table-cell>
          <table:table-cell table:style-name="ce1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.45384" calcext:value-type="float">
            <text:p>1,45384</text:p>
          </table:table-cell>
          <table:table-cell table:style-name="ce18" office:value-type="float" office:value="0.747256" calcext:value-type="float">
            <text:p>0,747256</text:p>
          </table:table-cell>
          <table:table-cell table:style-name="ce22" office:value-type="float" office:value="0.525612" calcext:value-type="float">
            <text:p>0,525612</text:p>
          </table:table-cell>
        </table:table-row>
        <table:table-row table:style-name="ro1">
          <table:table-cell table:style-name="ce3" office:value-type="float" office:value="24500" calcext:value-type="float">
            <text:p>24500</text:p>
          </table:table-cell>
          <table:table-cell table:style-name="ce6" office:value-type="float" office:value="1.51766" calcext:value-type="float">
            <text:p>1,51766</text:p>
          </table:table-cell>
          <table:table-cell table:style-name="ce3" office:value-type="float" office:value="0.562875" calcext:value-type="float">
            <text:p>0,562875</text:p>
          </table:table-cell>
          <table:table-cell table:style-name="ce9" office:value-type="float" office:value="0.677699" calcext:value-type="float">
            <text:p>0,677699</text:p>
          </table:table-cell>
          <table:table-cell/>
          <table:table-cell table:style-name="ce3" office:value-type="float" office:value="9601000" calcext:value-type="float">
            <text:p>9601000</text:p>
          </table:table-cell>
          <table:table-cell table:style-name="ce6" office:value-type="float" office:value="2.31942" calcext:value-type="float">
            <text:p>2,31942</text:p>
          </table:table-cell>
          <table:table-cell table:style-name="ce3" office:value-type="float" office:value="1.47669" calcext:value-type="float">
            <text:p>1,47669</text:p>
          </table:table-cell>
          <table:table-cell table:style-name="ce9" office:value-type="float" office:value="3.17427" calcext:value-type="float">
            <text:p>3,17427</text:p>
          </table:table-cell>
          <table:table-cell/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.15061" calcext:value-type="float">
            <text:p>3,15061</text:p>
          </table:table-cell>
          <table:table-cell table:style-name="ce15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.9018" calcext:value-type="float">
            <text:p>2,9018</text:p>
          </table:table-cell>
          <table:table-cell table:style-name="ce19" office:value-type="float" office:value="1.50962" calcext:value-type="float">
            <text:p>1,50962</text:p>
          </table:table-cell>
          <table:table-cell table:style-name="ce23" office:value-type="float" office:value="1.04687" calcext:value-type="float">
            <text:p>1,04687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Tamaño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Quicksort</text:p>
          </table:table-cell>
          <table:table-cell table:style-name="ce1" office:value-type="string" calcext:value-type="string">
            <text:p>Heapsort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00" calcext:value-type="float">
            <text:p>500</text:p>
          </table:table-cell>
          <table:table-cell table:style-name="ce11" office:value-type="float" office:value="0.000058705" calcext:value-type="float">
            <text:p>5,87E-05</text:p>
          </table:table-cell>
          <table:table-cell table:style-name="ce12" office:value-type="float" office:value="0.000035" calcext:value-type="float">
            <text:p>3,50E-05</text:p>
          </table:table-cell>
          <table:table-cell table:style-name="ce12" office:value-type="float" office:value="0.000079" calcext:value-type="float">
            <text:p>7,90E-0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500" calcext:value-type="float">
            <text:p>1500</text:p>
          </table:table-cell>
          <table:table-cell office:value-type="float" office:value="0.00020683" calcext:value-type="float">
            <text:p>0,00020683</text:p>
          </table:table-cell>
          <table:table-cell office:value-type="float" office:value="0.00012" calcext:value-type="float">
            <text:p>0,00012</text:p>
          </table:table-cell>
          <table:table-cell table:style-name="ce2" office:value-type="float" office:value="0.000406" calcext:value-type="float">
            <text:p>0,00040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034141" calcext:value-type="float">
            <text:p>0,00034141</text:p>
          </table:table-cell>
          <table:table-cell office:value-type="float" office:value="0.000235" calcext:value-type="float">
            <text:p>0,000235</text:p>
          </table:table-cell>
          <table:table-cell table:style-name="ce2" office:value-type="float" office:value="0.000716" calcext:value-type="float">
            <text:p>0,00071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500" calcext:value-type="float">
            <text:p>3500</text:p>
          </table:table-cell>
          <table:table-cell office:value-type="float" office:value="0.00042617" calcext:value-type="float">
            <text:p>0,00042617</text:p>
          </table:table-cell>
          <table:table-cell office:value-type="float" office:value="0.000299" calcext:value-type="float">
            <text:p>0,000299</text:p>
          </table:table-cell>
          <table:table-cell table:style-name="ce2" office:value-type="float" office:value="0.000526" calcext:value-type="float">
            <text:p>0,00052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500" calcext:value-type="float">
            <text:p>4500</text:p>
          </table:table-cell>
          <table:table-cell office:value-type="float" office:value="0.00060328" calcext:value-type="float">
            <text:p>0,00060328</text:p>
          </table:table-cell>
          <table:table-cell office:value-type="float" office:value="0.000436" calcext:value-type="float">
            <text:p>0,000436</text:p>
          </table:table-cell>
          <table:table-cell table:style-name="ce2" office:value-type="float" office:value="0.000689" calcext:value-type="float">
            <text:p>0,000689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5500" calcext:value-type="float">
            <text:p>5500</text:p>
          </table:table-cell>
          <table:table-cell office:value-type="float" office:value="0.000831745" calcext:value-type="float">
            <text:p>0,000831745</text:p>
          </table:table-cell>
          <table:table-cell office:value-type="float" office:value="0.000527" calcext:value-type="float">
            <text:p>0,000527</text:p>
          </table:table-cell>
          <table:table-cell table:style-name="ce2" office:value-type="float" office:value="0.000857" calcext:value-type="float">
            <text:p>0,00085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6500" calcext:value-type="float">
            <text:p>6500</text:p>
          </table:table-cell>
          <table:table-cell office:value-type="float" office:value="0.00081689" calcext:value-type="float">
            <text:p>0,00081689</text:p>
          </table:table-cell>
          <table:table-cell office:value-type="float" office:value="0.000629" calcext:value-type="float">
            <text:p>0,000629</text:p>
          </table:table-cell>
          <table:table-cell table:style-name="ce2" office:value-type="float" office:value="0.001057" calcext:value-type="float">
            <text:p>0,00105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7500" calcext:value-type="float">
            <text:p>7500</text:p>
          </table:table-cell>
          <table:table-cell office:value-type="float" office:value="0.00099898" calcext:value-type="float">
            <text:p>0,00099898</text:p>
          </table:table-cell>
          <table:table-cell office:value-type="float" office:value="0.000741" calcext:value-type="float">
            <text:p>0,000741</text:p>
          </table:table-cell>
          <table:table-cell table:style-name="ce2" office:value-type="float" office:value="0.001217" calcext:value-type="float">
            <text:p>0,00121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8500" calcext:value-type="float">
            <text:p>8500</text:p>
          </table:table-cell>
          <table:table-cell office:value-type="float" office:value="0.00117791" calcext:value-type="float">
            <text:p>0,00117791</text:p>
          </table:table-cell>
          <table:table-cell office:value-type="float" office:value="0.000865" calcext:value-type="float">
            <text:p>0,000865</text:p>
          </table:table-cell>
          <table:table-cell table:style-name="ce2" office:value-type="float" office:value="0.001698" calcext:value-type="float">
            <text:p>0,00169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9500" calcext:value-type="float">
            <text:p>9500</text:p>
          </table:table-cell>
          <table:table-cell office:value-type="float" office:value="0.00138862" calcext:value-type="float">
            <text:p>0,00138862</text:p>
          </table:table-cell>
          <table:table-cell office:value-type="float" office:value="0.000993" calcext:value-type="float">
            <text:p>0,000993</text:p>
          </table:table-cell>
          <table:table-cell table:style-name="ce2" office:value-type="float" office:value="0.001912" calcext:value-type="float">
            <text:p>0,00191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0500" calcext:value-type="float">
            <text:p>10500</text:p>
          </table:table-cell>
          <table:table-cell office:value-type="float" office:value="0.00161601" calcext:value-type="float">
            <text:p>0,00161601</text:p>
          </table:table-cell>
          <table:table-cell office:value-type="float" office:value="0.001072" calcext:value-type="float">
            <text:p>0,001072</text:p>
          </table:table-cell>
          <table:table-cell table:style-name="ce2" office:value-type="float" office:value="0.002133" calcext:value-type="float">
            <text:p>0,00213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1500" calcext:value-type="float">
            <text:p>11500</text:p>
          </table:table-cell>
          <table:table-cell office:value-type="float" office:value="0.00186474" calcext:value-type="float">
            <text:p>0,00186474</text:p>
          </table:table-cell>
          <table:table-cell office:value-type="float" office:value="0.001457" calcext:value-type="float">
            <text:p>0,001457</text:p>
          </table:table-cell>
          <table:table-cell table:style-name="ce2" office:value-type="float" office:value="0.001551" calcext:value-type="float">
            <text:p>0,0015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2500" calcext:value-type="float">
            <text:p>12500</text:p>
          </table:table-cell>
          <table:table-cell office:value-type="float" office:value="0.0021405" calcext:value-type="float">
            <text:p>0,0021405</text:p>
          </table:table-cell>
          <table:table-cell office:value-type="float" office:value="0.00144" calcext:value-type="float">
            <text:p>0,00144</text:p>
          </table:table-cell>
          <table:table-cell table:style-name="ce2" office:value-type="float" office:value="0.001741" calcext:value-type="float">
            <text:p>0,00174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3500" calcext:value-type="float">
            <text:p>13500</text:p>
          </table:table-cell>
          <table:table-cell office:value-type="float" office:value="0.0018621" calcext:value-type="float">
            <text:p>0,0018621</text:p>
          </table:table-cell>
          <table:table-cell office:value-type="float" office:value="0.001604" calcext:value-type="float">
            <text:p>0,001604</text:p>
          </table:table-cell>
          <table:table-cell table:style-name="ce2" office:value-type="float" office:value="0.001831" calcext:value-type="float">
            <text:p>0,0018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4500" calcext:value-type="float">
            <text:p>14500</text:p>
          </table:table-cell>
          <table:table-cell office:value-type="float" office:value="0.00202306" calcext:value-type="float">
            <text:p>0,00202306</text:p>
          </table:table-cell>
          <table:table-cell office:value-type="float" office:value="0.001732" calcext:value-type="float">
            <text:p>0,001732</text:p>
          </table:table-cell>
          <table:table-cell table:style-name="ce2" office:value-type="float" office:value="0.001931" calcext:value-type="float">
            <text:p>0,00193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5500" calcext:value-type="float">
            <text:p>15500</text:p>
          </table:table-cell>
          <table:table-cell office:value-type="float" office:value="0.00221986" calcext:value-type="float">
            <text:p>0,00221986</text:p>
          </table:table-cell>
          <table:table-cell office:value-type="float" office:value="0.001795" calcext:value-type="float">
            <text:p>0,001795</text:p>
          </table:table-cell>
          <table:table-cell table:style-name="ce2" office:value-type="float" office:value="0.002472" calcext:value-type="float">
            <text:p>0,002472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6500" calcext:value-type="float">
            <text:p>16500</text:p>
          </table:table-cell>
          <table:table-cell office:value-type="float" office:value="0.00242854" calcext:value-type="float">
            <text:p>0,00242854</text:p>
          </table:table-cell>
          <table:table-cell office:value-type="float" office:value="0.001869" calcext:value-type="float">
            <text:p>0,001869</text:p>
          </table:table-cell>
          <table:table-cell table:style-name="ce2" office:value-type="float" office:value="0.002658" calcext:value-type="float">
            <text:p>0,00265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7500" calcext:value-type="float">
            <text:p>17500</text:p>
          </table:table-cell>
          <table:table-cell office:value-type="float" office:value="0.00263394" calcext:value-type="float">
            <text:p>0,00263394</text:p>
          </table:table-cell>
          <table:table-cell office:value-type="float" office:value="0.002044" calcext:value-type="float">
            <text:p>0,002044</text:p>
          </table:table-cell>
          <table:table-cell table:style-name="ce2" office:value-type="float" office:value="0.002725" calcext:value-type="float">
            <text:p>0,00272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8500" calcext:value-type="float">
            <text:p>18500</text:p>
          </table:table-cell>
          <table:table-cell office:value-type="float" office:value="0.00285428" calcext:value-type="float">
            <text:p>0,00285428</text:p>
          </table:table-cell>
          <table:table-cell office:value-type="float" office:value="0.002785" calcext:value-type="float">
            <text:p>0,002785</text:p>
          </table:table-cell>
          <table:table-cell table:style-name="ce2" office:value-type="float" office:value="0.002751" calcext:value-type="float">
            <text:p>0,00275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19500" calcext:value-type="float">
            <text:p>19500</text:p>
          </table:table-cell>
          <table:table-cell office:value-type="float" office:value="0.00308117" calcext:value-type="float">
            <text:p>0,00308117</text:p>
          </table:table-cell>
          <table:table-cell office:value-type="float" office:value="0.002104" calcext:value-type="float">
            <text:p>0,002104</text:p>
          </table:table-cell>
          <table:table-cell table:style-name="ce2" office:value-type="float" office:value="0.002975" calcext:value-type="float">
            <text:p>0,00297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0500" calcext:value-type="float">
            <text:p>20500</text:p>
          </table:table-cell>
          <table:table-cell office:value-type="float" office:value="0.00331664" calcext:value-type="float">
            <text:p>0,00331664</text:p>
          </table:table-cell>
          <table:table-cell office:value-type="float" office:value="0.002235" calcext:value-type="float">
            <text:p>0,002235</text:p>
          </table:table-cell>
          <table:table-cell table:style-name="ce2" office:value-type="float" office:value="0.004273" calcext:value-type="float">
            <text:p>0,004273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1500" calcext:value-type="float">
            <text:p>21500</text:p>
          </table:table-cell>
          <table:table-cell office:value-type="float" office:value="0.00356593" calcext:value-type="float">
            <text:p>0,00356593</text:p>
          </table:table-cell>
          <table:table-cell office:value-type="float" office:value="0.002372" calcext:value-type="float">
            <text:p>0,002372</text:p>
          </table:table-cell>
          <table:table-cell table:style-name="ce2" office:value-type="float" office:value="0.003447" calcext:value-type="float">
            <text:p>0,0034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2500" calcext:value-type="float">
            <text:p>22500</text:p>
          </table:table-cell>
          <table:table-cell office:value-type="float" office:value="0.00382874" calcext:value-type="float">
            <text:p>0,00382874</text:p>
          </table:table-cell>
          <table:table-cell office:value-type="float" office:value="0.002688" calcext:value-type="float">
            <text:p>0,002688</text:p>
          </table:table-cell>
          <table:table-cell table:style-name="ce2" office:value-type="float" office:value="0.003695" calcext:value-type="float">
            <text:p>0,00369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3500" calcext:value-type="float">
            <text:p>23500</text:p>
          </table:table-cell>
          <table:table-cell office:value-type="float" office:value="0.004356" calcext:value-type="float">
            <text:p>0,004356</text:p>
          </table:table-cell>
          <table:table-cell office:value-type="float" office:value="0.003142" calcext:value-type="float">
            <text:p>0,003142</text:p>
          </table:table-cell>
          <table:table-cell table:style-name="ce2" office:value-type="float" office:value="0.003796" calcext:value-type="float">
            <text:p>0,00379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 office:value-type="float" office:value="24500" calcext:value-type="float">
            <text:p>24500</text:p>
          </table:table-cell>
          <table:table-cell table:style-name="ce6" office:value-type="float" office:value="0.00434365" calcext:value-type="float">
            <text:p>0,00434365</text:p>
          </table:table-cell>
          <table:table-cell table:style-name="ce3" office:value-type="float" office:value="0.003329" calcext:value-type="float">
            <text:p>0,003329</text:p>
          </table:table-cell>
          <table:table-cell table:style-name="ce3" office:value-type="float" office:value="0.005502" calcext:value-type="float">
            <text:p>0,0055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8:27:38.652874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5:03:48.151121110</meta:creation-date>
    <dc:date>2018-03-05T19:53:32.369575091</dc:date>
    <meta:editing-duration>PT3H28M20S</meta:editing-duration>
    <meta:editing-cycles>14</meta:editing-cycles>
    <meta:generator>LibreOffice/5.1.6.2$Linux_X86_64 LibreOffice_project/10m0$Build-2</meta:generator>
    <meta:document-statistic meta:table-count="1" meta:cell-count="468" meta:object-count="0"/>
  </office:meta>
</office:document-meta>
</file>